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09in"/>
    </style:style>
    <style:style style:name="co4" style:family="table-column">
      <style:table-column-properties fo:break-before="auto" style:column-width="4.0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0516in"/>
    </style:style>
    <style:style style:name="co7" style:family="table-column">
      <style:table-column-properties fo:break-before="auto" style:column-width="2.0618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0.0346in solid #000000" fo:border-left="none" fo:border-right="none" fo:border-top="none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>
            <text:p>Designator</text:p>
          </table:table-cell>
          <table:table-cell table:style-name="ce2" office:value-type="string">
            <text:p>Package – Description</text:p>
          </table:table-cell>
          <table:table-cell table:style-name="ce2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2" office:value-type="string">
            <text:p>MPN1</text:p>
          </table:table-cell>
          <table:table-cell table:style-name="ce2" office:value-type="string">
            <text:p>MPN2</text:p>
          </table:table-cell>
          <table:table-cell table:style-name="ce2" office:value-type="string">
            <text:p>MPN3</text:p>
          </table:table-cell>
          <table:table-cell table:style-name="ce2" office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 – Diode, Schottky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office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 – Diode, Zener, 5.6v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office:value-type="string">
            <text:p>1N4734A</text:p>
          </table:table-cell>
          <table:table-cell table:number-columns-repeated="1018"/>
        </table:table-row>
        <table:table-row table:style-name="ro1">
          <table:table-cell office:value-type="string">
            <text:p>D6,D2,D1</text:p>
          </table:table-cell>
          <table:table-cell office:value-type="string">
            <text:p>D_DO-41_SOD81_P7.62mm_Horizontal – Diod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7_L6.3mm_D2.5mm_P7.62mm_Horizontal</text:p>
          </table:table-cell>
          <table:table-cell office:value-type="float" office:value="4">
            <text:p>4</text:p>
          </table:table-cell>
          <table:table-cell office:value-type="string">
            <text:p>2k</text:p>
          </table:table-cell>
          <table:table-cell office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0.1%</text:p>
          </table:table-cell>
          <table:table-cell office:value-type="string">
            <text:p>YR1B1K0CC</text:p>
          </table:table-cell>
          <table:table-cell office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3k9 0.1%</text:p>
          </table:table-cell>
          <table:table-cell office:value-type="string">
            <text:p>MFP-25BRD52-3K9</text:p>
          </table:table-cell>
          <table:table-cell office:value-type="string">
            <text:p>YR1B3K92CC</text:p>
          </table:table-cell>
          <table:table-cell table:number-columns-repeated="1018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2k49 0.1%</text:p>
          </table:table-cell>
          <table:table-cell office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_Bussed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T1 &lt;=10mc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apacitor_Cerami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 50v X7R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apacitor_Cerami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 50v X7R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>
            <text:p>C10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 50v X7R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1018"/>
        </table:table-row>
        <table:table-row table:style-name="ro1">
          <table:table-cell office:value-type="string">
            <text:p>C18,C1</text:p>
          </table:table-cell>
          <table:table-cell office:value-type="string">
            <text:p>Capacitor_Ceramic_Disc_D6.0mm_W2.5mm_P5.00mm</text:p>
          </table:table-cell>
          <table:table-cell office:value-type="float" office:value="2">
            <text:p>2</text:p>
          </table:table-cell>
          <table:table-cell office:value-type="string">
            <text:p>1u 50v X7R</text:p>
          </table:table-cell>
          <table:table-cell office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>
            <text:p>C21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 50v X7R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apacitor_Ceramic_Disc_D3.8mm_W2.6mm_P2.50mm</text:p>
          </table:table-cell>
          <table:table-cell office:value-type="float" office:value="7">
            <text:p>7</text:p>
          </table:table-cell>
          <table:table-cell office:value-type="string">
            <text:p>u1 50v X7R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10u 35v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47u 6.3v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 – 5V 1A LDO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office:value-type="string">
            <text:p>LM2940T-5.0/LF08</text:p>
          </table:table-cell>
          <table:table-cell office:value-type="string">
            <text:p>L4941BV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Varistor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75915-308LF</text:p>
          </table:table-cell>
          <table:table-cell office:value-type="string">
            <text:p>929974-01-08-RK</text:p>
          </table:table-cell>
          <table:table-cell table:number-columns-repeated="1018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ual VR</text:p>
          </table:table-cell>
          <table:table-cell office:value-type="string">
            <text:p>75915-304LF</text:p>
          </table:table-cell>
          <table:table-cell office:value-type="string">
            <text:p>929974-01-04-RK</text:p>
          </table:table-cell>
          <table:table-cell table:number-columns-repeated="1018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table:style-name="ce1" office:value-type="string">
            <text:p>IXDN602PI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number-columns-repeated="1017"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2N6517BU</text:p>
          </table:table-cell>
          <table:table-cell office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Microfit3_Header_02x12_Straight_43045-24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2412</text:p>
          </table:table-cell>
          <table:table-cell office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Microfit3_Header_02x02_Angled_43045-040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>
            <text:p>P3</text:p>
          </table:table-cell>
          <table:table-cell office:value-type="string">
            <text:p>Pin_Header_Straight_1x04_Pitch2.54m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P5,JP3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P4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P-8_W7.62mm_Socket NOT RECOMMENDED FOR I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om car harness</text:p>
          </table:table-cell>
          <table:table-cell office:value-type="string">
            <text:p>Wire Housing 3mm connector-24 position</text:p>
          </table:table-cell>
          <table:table-cell/>
          <table:table-cell table:style-name="Default"/>
          <table:table-cell office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>
            <text:p>From car harness for stepper</text:p>
          </table:table-cell>
          <table:table-cell office:value-type="string">
            <text:p>Wire Housing 3mm connector-4 position</text:p>
          </table:table-cell>
          <table:table-cell/>
          <table:table-cell table:style-name="Default"/>
          <table:table-cell office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male pins for above</text:p>
          </table:table-cell>
          <table:table-cell/>
          <table:table-cell table:style-name="Default"/>
          <table:table-cell office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or routing 24-pins to case end</text:p>
          </table:table-cell>
          <table:table-cell office:value-type="string">
            <text:p>Panel Mount 3mm housing-24 position</text:p>
          </table:table-cell>
          <table:table-cell/>
          <table:table-cell table:style-name="Default"/>
          <table:table-cell office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le pins for above</text:p>
          </table:table-cell>
          <table:table-cell/>
          <table:table-cell table:style-name="Default"/>
          <table:table-cell office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2/10/2017</text:date>, <text:time>10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7-12-10T10:50:34.08</dc:date>
    <dc:creator>Markel</dc:creator>
    <meta:generator>OpenOffice/4.1.3$Win32 OpenOffice.org_project/413m1$Build-9783</meta:generator>
    <meta:editing-duration>P16DT2H53M13S</meta:editing-duration>
    <meta:editing-cycles>36</meta:editing-cycles>
    <meta:document-statistic meta:table-count="2" meta:cell-count="313" meta:object-count="0"/>
  </office:meta>
</office:document-meta>
</file>